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14pt" officeooo:rsid="000d3c51" officeooo:paragraph-rsid="000d3c51" style:font-size-asian="14pt" style:font-size-complex="14pt"/>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text-properties style:font-name="Calibri" fo:font-size="14pt" officeooo:rsid="000d3c51" officeooo:paragraph-rsid="000d3c51" style:font-size-asian="14pt" style:font-size-complex="14pt"/>
    </style:style>
    <style:style style:name="P5" style:family="paragraph" style:parent-style-name="Text_20_body">
      <style:text-properties style:font-name="Calibri"/>
    </style:style>
    <style:style style:name="T1" style:family="text">
      <style:text-properties style:font-name="Calibri"/>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html</text:p>
      <text:p text:style-name="P1"/>
      <text:p text:style-name="P4">quelques exemples de balises HTML sémantiquement correctes :</text:p>
      <text:list text:style-name="L1">
        <text:list-item>
          <text:p text:style-name="P3"><text:span text:style-name="Source_20_Text"><text:span text:style-name="T1">&lt;header&gt;</text:span></text:span><text:span text:style-name="T1"> : pour l'en-tête de la page ou d'une section</text:span></text:p>
        </text:list-item>
        <text:list-item>
          <text:p text:style-name="P3"><text:span text:style-name="Source_20_Text"><text:span text:style-name="T1">&lt;nav&gt;</text:span></text:span><text:span text:style-name="T1"> : pour les liens de navigation</text:span></text:p>
        </text:list-item>
        <text:list-item>
          <text:p text:style-name="P3"><text:span text:style-name="Source_20_Text"><text:span text:style-name="T1">&lt;main&gt;</text:span></text:span><text:span text:style-name="T1"> : pour le contenu principal de la page</text:span></text:p>
        </text:list-item>
        <text:list-item>
          <text:p text:style-name="P3"><text:span text:style-name="Source_20_Text"><text:span text:style-name="T1">&lt;article&gt;</text:span></text:span><text:span text:style-name="T1"> : pour les articles indépendants dans une page ou un document</text:span></text:p>
        </text:list-item>
        <text:list-item>
          <text:p text:style-name="P3"><text:span text:style-name="Source_20_Text"><text:span text:style-name="T1">&lt;section&gt;</text:span></text:span><text:span text:style-name="T1"> : pour les sections d'un document ou d'une page</text:span></text:p>
        </text:list-item>
        <text:list-item>
          <text:p text:style-name="P3"><text:span text:style-name="Source_20_Text"><text:span text:style-name="T1">&lt;aside&gt;</text:span></text:span><text:span text:style-name="T1"> : pour le contenu complémentaire d'une page, comme une barre latérale</text:span></text:p>
        </text:list-item>
        <text:list-item>
          <text:p text:style-name="P3"><text:span text:style-name="Source_20_Text"><text:span text:style-name="T1">&lt;footer&gt;</text:span></text:span><text:span text:style-name="T1"> : pour le pied de page de la page ou d'une section</text:span></text:p>
        </text:list-item>
        <text:list-item>
          <text:p text:style-name="P3"><text:span text:style-name="Source_20_Text"><text:span text:style-name="T1">&lt;figure&gt;</text:span></text:span><text:span text:style-name="T1"> : pour les images ou les graphiques avec une légende</text:span></text:p>
        </text:list-item>
        <text:list-item>
          <text:p text:style-name="P2"><text:span text:style-name="Source_20_Text"><text:span text:style-name="T1">&lt;figcaption&gt;</text:span></text:span><text:span text:style-name="T1"> : pour la légende d'une figure</text:span></text:p>
        </text:list-item>
      </text:list>
      <text:p text:style-name="P5">Il y a de nombreuses autres balises HTML sémantiquement correctes qui peuvent être utilisées pour structurer et organiser le contenu d'une page de manière efficace. L'utilisation de ces balises sémantiques est importante pour améliorer l'accessibilité et l'expérience utilisateur, ainsi que pour améliorer le référencement des moteurs de recherch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2T08:40:03.580000000</meta:creation-date>
    <meta:generator>LibreOffice/7.4.5.1$Windows_X86_64 LibreOffice_project/9c0871452b3918c1019dde9bfac75448afc4b57f</meta:generator>
    <dc:date>2023-03-22T08:44:45.007000000</dc:date>
    <meta:editing-duration>PT4M42S</meta:editing-duration>
    <meta:editing-cycles>2</meta:editing-cycles>
    <meta:document-statistic meta:table-count="0" meta:image-count="0" meta:object-count="0" meta:page-count="1" meta:paragraph-count="12" meta:word-count="158" meta:character-count="926" meta:non-whitespace-character-count="789"/>
  </office:meta>
</office:document-meta>
</file>